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937cm" table:align="left"/>
    </style:style>
    <style:style style:name="Table1.A" style:family="table-column">
      <style:table-column-properties style:column-width="2.655cm"/>
    </style:style>
    <style:style style:name="Table1.B" style:family="table-column">
      <style:table-column-properties style:column-width="1.28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015cm" table:align="left"/>
    </style:style>
    <style:style style:name="Table2.A" style:family="table-column">
      <style:table-column-properties style:column-width="2.655cm"/>
    </style:style>
    <style:style style:name="Table2.B" style:family="table-column">
      <style:table-column-properties style:column-width="2.3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824cm" table:align="left"/>
    </style:style>
    <style:style style:name="Table3.A" style:family="table-column">
      <style:table-column-properties style:column-width="1.363cm"/>
    </style:style>
    <style:style style:name="Table3.B" style:family="table-column">
      <style:table-column-properties style:column-width="1.46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829cm" table:align="left"/>
    </style:style>
    <style:style style:name="Table4.A" style:family="table-column">
      <style:table-column-properties style:column-width="1.369cm"/>
    </style:style>
    <style:style style:name="Table4.B" style:family="table-column">
      <style:table-column-properties style:column-width="1.46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066cm" table:align="left"/>
    </style:style>
    <style:style style:name="Table5.A" style:family="table-column">
      <style:table-column-properties style:column-width="2.655cm"/>
    </style:style>
    <style:style style:name="Table5.B" style:family="table-column">
      <style:table-column-properties style:column-width="1.41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037cm" table:align="left"/>
    </style:style>
    <style:style style:name="Table6.A" style:family="table-column">
      <style:table-column-properties style:column-width="1.388cm"/>
    </style:style>
    <style:style style:name="Table6.B" style:family="table-column">
      <style:table-column-properties style:column-width="1.649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e935" officeooo:paragraph-rsid="000de93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paragraph-rsid="0011bea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1bea6" officeooo:paragraph-rsid="0011bea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234965" officeooo:paragraph-rsid="0023496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1bea6" officeooo:paragraph-rsid="0011bea6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225ef7" officeooo:paragraph-rsid="00225ef7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officeooo:rsid="0011bea6" officeooo:paragraph-rsid="0011bea6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11bea6" officeooo:paragraph-rsid="0020b56f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13fdea" officeooo:paragraph-rsid="0013fdea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14ce7f" officeooo:paragraph-rsid="0014ce7f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184392" officeooo:paragraph-rsid="00184392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19e70c" officeooo:paragraph-rsid="0019e70c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rsid="001b8afa" officeooo:paragraph-rsid="001b8afa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officeooo:rsid="002408f0" officeooo:paragraph-rsid="002408f0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247b4a" officeooo:paragraph-rsid="00247b4a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officeooo:paragraph-rsid="000de935"/>
    </style:style>
    <style:style style:name="P18" style:family="paragraph" style:parent-style-name="Standard">
      <style:paragraph-properties fo:text-align="start" style:justify-single-word="false"/>
      <style:text-properties officeooo:paragraph-rsid="0011bea6"/>
    </style:style>
    <style:style style:name="P19" style:family="paragraph" style:parent-style-name="Standard">
      <style:paragraph-properties fo:text-align="start" style:justify-single-word="false"/>
      <style:text-properties officeooo:paragraph-rsid="00123f0c"/>
    </style:style>
    <style:style style:name="P20" style:family="paragraph" style:parent-style-name="Standard">
      <style:paragraph-properties fo:text-align="start" style:justify-single-word="false"/>
      <style:text-properties officeooo:paragraph-rsid="0014ce7f"/>
    </style:style>
    <style:style style:name="P21" style:family="paragraph" style:parent-style-name="Standard">
      <style:paragraph-properties fo:text-align="start" style:justify-single-word="false"/>
      <style:text-properties officeooo:paragraph-rsid="0019e70c"/>
    </style:style>
    <style:style style:name="P22" style:family="paragraph" style:parent-style-name="Standard">
      <style:paragraph-properties fo:text-align="start" style:justify-single-word="false"/>
      <style:text-properties officeooo:paragraph-rsid="00234965"/>
    </style:style>
    <style:style style:name="P23" style:family="paragraph" style:parent-style-name="Standard">
      <style:paragraph-properties fo:text-align="start" style:justify-single-word="false"/>
      <style:text-properties officeooo:rsid="000fdf0a" officeooo:paragraph-rsid="000fdf0a"/>
    </style:style>
    <style:style style:name="P24" style:family="paragraph" style:parent-style-name="Table_20_Contents">
      <style:text-properties fo:font-size="18pt" style:font-size-asian="18pt" style:font-size-complex="18pt"/>
    </style:style>
    <style:style style:name="P25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Heading">
      <style:text-properties fo:font-size="18pt" style:font-size-asian="18pt" style:font-size-complex="18pt"/>
    </style:style>
    <style:style style:name="P28" style:family="paragraph" style:parent-style-name="Table_20_Heading"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Table_20_Heading">
      <style:text-properties fo:font-weight="bold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officeooo:rsid="000fdf0a" officeooo:paragraph-rsid="000fdf0a"/>
    </style:style>
    <style:style style:name="P31" style:family="paragraph" style:parent-style-name="Text_20_body">
      <style:text-properties fo:font-size="18pt" style:font-size-asian="18pt" style:font-size-complex="18pt"/>
    </style:style>
    <style:style style:name="P32" style:family="paragraph" style:parent-style-name="Text_20_body">
      <style:paragraph-properties fo:text-align="start" style:justify-single-word="false"/>
      <style:text-properties fo:font-size="18pt" officeooo:rsid="0011bea6" officeooo:paragraph-rsid="0011bea6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size="18pt" officeooo:rsid="000fdf0a" officeooo:paragraph-rsid="000fdf0a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size="18pt" officeooo:rsid="0011bea6" officeooo:paragraph-rsid="0011bea6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1bea6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de935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0ff96f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1bea6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123f0c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14ce7f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9e70c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234965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6cb8" style:font-weight-asian="bold" style:font-weight-complex="bold"/>
    </style:style>
    <style:style style:name="T13" style:family="text">
      <style:text-properties fo:font-weight="bold" officeooo:rsid="0020b56f" style:font-weight-asian="bold" style:font-weight-complex="bold"/>
    </style:style>
    <style:style style:name="T14" style:family="text">
      <style:text-properties fo:font-weight="bold" officeooo:rsid="00212582" style:font-weight-asian="bold" style:font-weight-complex="bold"/>
    </style:style>
    <style:style style:name="T15" style:family="text">
      <style:text-properties fo:font-weight="bold" officeooo:rsid="002408f0" style:font-weight-asian="bold" style:font-weight-complex="bold"/>
    </style:style>
    <style:style style:name="T16" style:family="text">
      <style:text-properties officeooo:rsid="0011bea6"/>
    </style:style>
    <style:style style:name="T17" style:family="text">
      <style:text-properties officeooo:rsid="0020b56f"/>
    </style:style>
    <style:style style:name="T18" style:family="text">
      <style:text-properties officeooo:rsid="00228aac"/>
    </style:style>
    <style:style style:name="T19" style:family="text">
      <style:text-properties officeooo:rsid="002577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10 <text:span text:style-name="T19">Yaml</text:span></text:p>
      <text:p text:style-name="P17"><text:span text:style-name="T4">1. </text:span><text:span text:style-name="T3">Which of the following is used to separate the </text:span><text:span text:style-name="Source_20_Text"><text:span text:style-name="T3">key</text:span></text:span><text:span text:style-name="T3"> and </text:span><text:span text:style-name="Source_20_Text"><text:span text:style-name="T3">value</text:span></text:span><text:span text:style-name="T3"> in </text:span><text:span text:style-name="Source_20_Text"><text:span text:style-name="T3">YAML</text:span></text:span><text:span text:style-name="T3">?</text:span></text:p>
      <text:p text:style-name="P23"><text:span text:style-name="T2">Ans: </text:span><text:span text:style-name="T1">Colon</text:span></text:p>
      <text:p text:style-name="P33"/>
      <text:p text:style-name="P30"><text:span text:style-name="T5">2. </text:span><text:span text:style-name="T3">How many </text:span><text:span text:style-name="Source_20_Text"><text:span text:style-name="T3">array keys</text:span></text:span><text:span text:style-name="T3"> are there in the following yaml snippet?</text:span></text:p>
      <text:p text:style-name="Preformatted_20_Text"><text:span text:style-name="Source_20_Text"><text:span text:style-name="T11">Fruits:</text:span></text:span></text:p>
      <text:p text:style-name="Preformatted_20_Text"><text:span text:style-name="Source_20_Text"><text:span text:style-name="T11"><text:s text:c="2"/>- Orange</text:span></text:span></text:p>
      <text:p text:style-name="Preformatted_20_Text"><text:span text:style-name="Source_20_Text"><text:span text:style-name="T11"><text:s text:c="2"/>- Apple</text:span></text:span></text:p>
      <text:p text:style-name="Preformatted_20_Text"><text:span text:style-name="Source_20_Text"><text:span text:style-name="T11"><text:s text:c="2"/>- Banana</text:span></text:span></text:p>
      <text:p text:style-name="Preformatted_20_Text"><text:span text:style-name="Source_20_Text"><text:span text:style-name="T11">Vegetables:</text:span></text:span></text:p>
      <text:p text:style-name="Preformatted_20_Text"><text:span text:style-name="Source_20_Text"><text:span text:style-name="T11"><text:s text:c="2"/>- Carrot</text:span></text:span></text:p>
      <text:p text:style-name="Preformatted_20_Text"><text:span text:style-name="Source_20_Text"><text:span text:style-name="T11"><text:s text:c="2"/>- CauliFlower</text:span></text:span></text:p>
      <text:p text:style-name="P1"><text:span text:style-name="Source_20_Text"><text:span text:style-name="T11"><text:s text:c="2"/>- Tomato</text:span></text:span></text:p>
      <text:p text:style-name="P8">Ans: 2</text:p>
      <text:p text:style-name="P8"/>
      <text:p text:style-name="P3"><text:span text:style-name="T16">3. </text:span>Which of the following statements is true?</text:p>
      <text:p text:style-name="P31"><text:span text:style-name="T16">Ans: </text:span>Dictionary is an unordered collection whereas list is an ordered collection.</text:p>
      <text:p text:style-name="P8"/>
      <text:p text:style-name="P18"><text:span text:style-name="T6">4. </text:span><text:span text:style-name="T3">There is a yaml file named </text:span><text:span text:style-name="Source_20_Text"><text:span text:style-name="T3">practice.yaml</text:span></text:span><text:span text:style-name="T3"> under </text:span><text:span text:style-name="Source_20_Text"><text:span text:style-name="T3">/home/bob/playbooks/</text:span></text:span><text:span text:style-name="T3"> directory with a key </text:span><text:span text:style-name="Source_20_Text"><text:span text:style-name="T3">property1</text:span></text:span><text:span text:style-name="T3"> and value </text:span><text:span text:style-name="Source_20_Text"><text:span text:style-name="T3">value1</text:span></text:span><text:span text:style-name="T3">. Add an additional key named </text:span><text:span text:style-name="Source_20_Text"><text:span text:style-name="T3">property2</text:span></text:span><text:span text:style-name="T3"> and value </text:span><text:span text:style-name="Source_20_Text"><text:span text:style-name="T3">value2</text:span></text:span><text:span text:style-name="T3">.</text:span></text:p>
      <text:p text:style-name="P6">Ans: property1: value1</text:p>
      <text:p text:style-name="P6"><text:tab/> property2: value2</text:p>
      <text:p text:style-name="P8"/>
      <text:p text:style-name="P19"><text:span text:style-name="T7">5. </text:span><text:span text:style-name="T3">We have updated the </text:span><text:span text:style-name="Source_20_Text"><text:span text:style-name="T3">/home/bob/playbooks/practice.yaml</text:span></text:span><text:span text:style-name="T3"> file with the key </text:span><text:span text:style-name="Source_20_Text"><text:span text:style-name="T3">name</text:span></text:span><text:span text:style-name="T3"> and value </text:span><text:span text:style-name="Source_20_Text"><text:span text:style-name="T3">apple</text:span></text:span><text:span text:style-name="T3">. Add some additional properties (given below) to the dictionary.<text:line-break/>name= </text:span><text:span text:style-name="Source_20_Text"><text:span text:style-name="T3">apple</text:span></text:span><text:span text:style-name="T3"><text:line-break/>color= </text:span><text:span text:style-name="Source_20_Text"><text:span text:style-name="T3">red</text:span></text:span><text:span text:style-name="T3"><text:line-break/>weight= </text:span><text:span text:style-name="Source_20_Text"><text:span text:style-name="T3">90g</text:span></text:span></text:p>
      <text:p text:style-name="P8"><text:soft-page-break/></text:p>
      <text:p text:style-name="P10">Ans:</text:p>
      <text:p text:style-name="P8">name: apple</text:p>
      <text:p text:style-name="P8">color: red</text:p>
      <text:p text:style-name="P8">weight: 90g</text:p>
      <text:p text:style-name="P8"/>
      <text:p text:style-name="P20"><text:span text:style-name="T8">6. </text:span><text:span text:style-name="T3">We have updated the </text:span><text:span text:style-name="Source_20_Text"><text:span text:style-name="T3">/home/bob/playbooks/practice.yaml</text:span></text:span><text:span text:style-name="T3"> file with a dictionary named </text:span><text:span text:style-name="Source_20_Text"><text:span text:style-name="T3">employee</text:span></text:span><text:span text:style-name="T3">. Add the remaining properties to it using information from the table below.</text:span></text:p>
      <table:table table:name="Table1" table:style-name="Table1">
        <table:table-column table:style-name="Table1.A"/>
        <table:table-column table:style-name="Table1.B"/>
        <table:table-row table:style-name="TableLine94490624531728">
          <table:table-cell table:style-name="Table1.A1" office:value-type="string">
            <text:p text:style-name="P27">Key/Property</text:p>
          </table:table-cell>
          <table:table-cell table:style-name="Table1.A1" office:value-type="string">
            <text:p text:style-name="P27">Value</text:p>
          </table:table-cell>
        </table:table-row>
        <table:table-row table:style-name="TableLine94490742158576">
          <table:table-cell table:style-name="Table1.A1" office:value-type="string">
            <text:p text:style-name="P24">name</text:p>
          </table:table-cell>
          <table:table-cell table:style-name="Table1.A1" office:value-type="string">
            <text:p text:style-name="P24">john</text:p>
          </table:table-cell>
        </table:table-row>
        <table:table-row table:style-name="TableLine94490742187536">
          <table:table-cell table:style-name="Table1.A1" office:value-type="string">
            <text:p text:style-name="P24">gender</text:p>
          </table:table-cell>
          <table:table-cell table:style-name="Table1.A1" office:value-type="string">
            <text:p text:style-name="P24">male</text:p>
          </table:table-cell>
        </table:table-row>
        <table:table-row table:style-name="TableLine94490625210432">
          <table:table-cell table:style-name="Table1.A1" office:value-type="string">
            <text:p text:style-name="P24">age</text:p>
          </table:table-cell>
          <table:table-cell table:style-name="Table1.A1" office:value-type="string">
            <text:p text:style-name="P24">24</text:p>
          </table:table-cell>
        </table:table-row>
      </table:table>
      <text:p text:style-name="P11"/>
      <text:p text:style-name="P12">Ans:</text:p>
      <text:p text:style-name="P12">employee:</text:p>
      <text:p text:style-name="P12"><text:s text:c="2"/>name: john</text:p>
      <text:p text:style-name="P12"><text:s text:c="2"/>gender: male</text:p>
      <text:p text:style-name="P12"><text:s text:c="2"/>age: 24</text:p>
      <text:p text:style-name="P12"/>
      <text:p text:style-name="P21"><text:span text:style-name="T9">7. </text:span><text:span text:style-name="T3">Now, update the </text:span><text:span text:style-name="Source_20_Text"><text:span text:style-name="T3">/home/bob/playbooks/practice.yaml</text:span></text:span><text:span text:style-name="T3"> file with a dictionary in dictionary.<text:line-break/><text:line-break/>Add a dictionary named </text:span><text:span text:style-name="Source_20_Text"><text:span text:style-name="T3">address</text:span></text:span><text:span text:style-name="T3"> to add the address information in this file.</text:span></text:p>
      <table:table table:name="Table2" table:style-name="Table2">
        <table:table-column table:style-name="Table2.A"/>
        <table:table-column table:style-name="Table2.B"/>
        <table:table-row table:style-name="TableLine94490742156576">
          <table:table-cell table:style-name="Table2.A1" office:value-type="string">
            <text:p text:style-name="P27">Key/Property</text:p>
          </table:table-cell>
          <table:table-cell table:style-name="Table2.A1" office:value-type="string">
            <text:p text:style-name="P27">Value</text:p>
          </table:table-cell>
        </table:table-row>
        <table:table-row table:style-name="TableLine94490556162928">
          <table:table-cell table:style-name="Table2.A1" office:value-type="string">
            <text:p text:style-name="P24">city</text:p>
          </table:table-cell>
          <table:table-cell table:style-name="Table2.A1" office:value-type="string">
            <text:p text:style-name="P24">edison</text:p>
          </table:table-cell>
        </table:table-row>
        <table:table-row table:style-name="TableLine94490556163280">
          <table:table-cell table:style-name="Table2.A1" office:value-type="string">
            <text:p text:style-name="P24">state</text:p>
          </table:table-cell>
          <table:table-cell table:style-name="Table2.A1" office:value-type="string">
            <text:p text:style-name="P24">new <text:soft-page-break/>jersey</text:p>
          </table:table-cell>
        </table:table-row>
        <table:table-row table:style-name="TableLine94490556163808">
          <table:table-cell table:style-name="Table2.A1" office:value-type="string">
            <text:p text:style-name="P24">country</text:p>
          </table:table-cell>
          <table:table-cell table:style-name="Table2.A1" office:value-type="string">
            <text:p text:style-name="P24">united states</text:p>
          </table:table-cell>
        </table:table-row>
      </table:table>
      <text:p text:style-name="P13"/>
      <text:p text:style-name="P14">Ans:</text:p>
      <text:p text:style-name="P14">address:</text:p>
      <text:p text:style-name="P14"><text:s text:c="2"/>city: edison</text:p>
      <text:p text:style-name="P14"><text:s text:c="2"/>state: new jersey</text:p>
      <text:p text:style-name="P14"><text:s text:c="2"/>country: united states</text:p>
      <text:p text:style-name="P14"/>
      <text:p text:style-name="P14">address:</text:p>
      <text:p text:style-name="P14"><text:s text:c="4"/>city: 'edison'</text:p>
      <text:p text:style-name="P14"><text:s text:c="4"/>state: 'new jersey'</text:p>
      <text:p text:style-name="P14"><text:s text:c="4"/>country: 'united states'</text:p>
      <text:p text:style-name="P8"/>
      <text:p text:style-name="P8"><text:span text:style-name="T12">8. </text:span><text:span text:style-name="T11">We have updated the </text:span><text:span text:style-name="Source_20_Text"><text:span text:style-name="T11">/home/bob/playbooks/practice.yaml</text:span></text:span><text:span text:style-name="T11"> file with an array of apples. Add a new apple to the list to make it a total of </text:span><text:span text:style-name="Source_20_Text"><text:span text:style-name="T11">4</text:span></text:span><text:span text:style-name="T11">.</text:span></text:p>
      <text:p text:style-name="P8">- apple</text:p>
      <text:p text:style-name="P8">- apple</text:p>
      <text:p text:style-name="P8">- apple</text:p>
      <text:p text:style-name="P8">- apple</text:p>
      <text:p text:style-name="P8"/>
      <text:p text:style-name="P8"><text:span text:style-name="T13">9. </text:span><text:span text:style-name="T11">In </text:span><text:span text:style-name="Source_20_Text"><text:span text:style-name="T11">/home/bob/playbooks/practice.yaml</text:span></text:span><text:span text:style-name="T11">, add two more values to make it </text:span><text:span text:style-name="Source_20_Text"><text:span text:style-name="T11">6</text:span></text:span><text:span text:style-name="T11">.</text:span></text:p>
      <text:p text:style-name="P9">- apple</text:p>
      <text:p text:style-name="P9">- apple</text:p>
      <text:p text:style-name="P9">- apple</text:p>
      <text:p text:style-name="P9">- apple</text:p>
      <text:p text:style-name="P9">- <text:span text:style-name="T17">apple</text:span></text:p>
      <text:p text:style-name="P9">- <text:span text:style-name="T17">apple</text:span></text:p>
      <text:p text:style-name="P8"/>
      <text:p text:style-name="P32"><text:soft-page-break/><text:span text:style-name="T14">10. </text:span><text:span text:style-name="T11">We have updated the </text:span><text:span text:style-name="Source_20_Text"><text:span text:style-name="T11">/home/bob/playbooks/practice.yaml</text:span></text:span><text:span text:style-name="T11"> file with some data for </text:span><text:span text:style-name="Source_20_Text"><text:span text:style-name="T11">apple</text:span></text:span><text:span text:style-name="T11">, </text:span><text:span text:style-name="Source_20_Text"><text:span text:style-name="T11">orange</text:span></text:span><text:span text:style-name="T11"> and </text:span><text:span text:style-name="Source_20_Text"><text:span text:style-name="T11">mango</text:span></text:span><text:span text:style-name="T11">. Just like </text:span><text:span text:style-name="Source_20_Text"><text:span text:style-name="T11">apple</text:span></text:span><text:span text:style-name="T11">, we would like to add additional details for each item, such as color, weight etc. Modify the remaining items to match the below data.</text:span></text:p>
      <text:p text:style-name="Text_20_body"><text:span text:style-name="Source_20_Text"><text:span text:style-name="T11">orange</text:span></text:span></text:p>
      <table:table table:name="Table3" table:style-name="Table3">
        <table:table-column table:style-name="Table3.A"/>
        <table:table-column table:style-name="Table3.B"/>
        <table:table-row table:style-name="TableLine94490556190576">
          <table:table-cell table:style-name="Table3.A1" office:value-type="string">
            <text:p text:style-name="P29">color</text:p>
          </table:table-cell>
          <table:table-cell table:style-name="Table3.A1" office:value-type="string">
            <text:p text:style-name="P29">weight</text:p>
          </table:table-cell>
        </table:table-row>
        <table:table-row table:style-name="TableLine94490556206224">
          <table:table-cell table:style-name="Table3.A1" office:value-type="string">
            <text:p text:style-name="P26">orange</text:p>
          </table:table-cell>
          <table:table-cell table:style-name="Table3.A1" office:value-type="string">
            <text:p text:style-name="P26">90g</text:p>
          </table:table-cell>
        </table:table-row>
      </table:table>
      <text:p text:style-name="Text_20_body"><text:span text:style-name="T11"><text:line-break/><text:line-break/></text:span><text:span text:style-name="Source_20_Text"><text:span text:style-name="T11">mango</text:span></text:span></text:p>
      <table:table table:name="Table4" table:style-name="Table4">
        <table:table-column table:style-name="Table4.A"/>
        <table:table-column table:style-name="Table4.B"/>
        <table:table-row table:style-name="TableLine94490556206832">
          <table:table-cell table:style-name="Table4.A1" office:value-type="string">
            <text:p text:style-name="P29">color</text:p>
          </table:table-cell>
          <table:table-cell table:style-name="Table4.A1" office:value-type="string">
            <text:p text:style-name="P29">weight</text:p>
          </table:table-cell>
        </table:table-row>
        <table:table-row table:style-name="TableLine94490556211360">
          <table:table-cell table:style-name="Table4.A1" office:value-type="string">
            <text:p text:style-name="P26">yellow</text:p>
          </table:table-cell>
          <table:table-cell table:style-name="Table4.A1" office:value-type="string">
            <text:p text:style-name="P26">150g</text:p>
          </table:table-cell>
        </table:table-row>
      </table:table>
      <text:p text:style-name="P7">Ans:</text:p>
      <text:p text:style-name="P8">- name: apple</text:p>
      <text:p text:style-name="P8"><text:s text:c="2"/>color: red</text:p>
      <text:p text:style-name="P8"><text:s text:c="2"/>weight: 100g</text:p>
      <text:p text:style-name="P8">- name: orange</text:p>
      <text:p text:style-name="P8"><text:s text:c="2"/>color: orange</text:p>
      <text:p text:style-name="P8"><text:s text:c="2"/>weight: 90g</text:p>
      <text:p text:style-name="P8">- name: mango</text:p>
      <text:p text:style-name="P8"><text:s text:c="2"/>color: yellow</text:p>
      <text:p text:style-name="P8"><text:s text:c="2"/>weight: 150g</text:p>
      <text:p text:style-name="P8"/>
      <text:p text:style-name="P8"/>
      <text:p text:style-name="P4"><text:span text:style-name="T18">11. </text:span>We have updated the <text:span text:style-name="Source_20_Text">/home/bob/playbooks/practice.yaml</text:span> file with a dictionary named <text:span text:style-name="Source_20_Text">employee</text:span>. We would like to record information about multiple employees. Convert the dictionary named <text:span text:style-name="Source_20_Text">employee</text:span> to an array named <text:span text:style-name="Source_20_Text">employees</text:span>.</text:p>
      <text:p text:style-name="P8">employees:</text:p>
      <text:p text:style-name="P8"><text:s text:c="2"/>- name: john</text:p>
      <text:p text:style-name="P8"><text:s text:c="4"/>gender: male</text:p>
      <text:p text:style-name="P8"><text:soft-page-break/><text:s text:c="4"/>age: 24</text:p>
      <text:p text:style-name="P8"/>
      <text:p text:style-name="P22"><text:span text:style-name="T10">12. </text:span><text:span text:style-name="T3">Update the </text:span><text:span text:style-name="Source_20_Text"><text:span text:style-name="T3">/home/bob/playbooks/practice.yaml</text:span></text:span><text:span text:style-name="T3"> file to add an additional employee (below the existing entry) to the list using the below information.</text:span></text:p>
      <table:table table:name="Table5" table:style-name="Table5">
        <table:table-column table:style-name="Table5.A"/>
        <table:table-column table:style-name="Table5.B"/>
        <table:table-row table:style-name="TableLine94490556219216">
          <table:table-cell table:style-name="Table5.A1" office:value-type="string">
            <text:p text:style-name="P28">Key/Property</text:p>
          </table:table-cell>
          <table:table-cell table:style-name="Table5.A1" office:value-type="string">
            <text:p text:style-name="P28">Value</text:p>
          </table:table-cell>
        </table:table-row>
        <table:table-row table:style-name="TableLine94490556226880">
          <table:table-cell table:style-name="Table5.A1" office:value-type="string">
            <text:p text:style-name="P25">name</text:p>
          </table:table-cell>
          <table:table-cell table:style-name="Table5.A1" office:value-type="string">
            <text:p text:style-name="P25">sarah</text:p>
          </table:table-cell>
        </table:table-row>
        <table:table-row table:style-name="TableLine94490556227232">
          <table:table-cell table:style-name="Table5.A1" office:value-type="string">
            <text:p text:style-name="P25">gender</text:p>
          </table:table-cell>
          <table:table-cell table:style-name="Table5.A1" office:value-type="string">
            <text:p text:style-name="P25">female</text:p>
          </table:table-cell>
        </table:table-row>
        <table:table-row table:style-name="TableLine94490556227648">
          <table:table-cell table:style-name="Table5.A1" office:value-type="string">
            <text:p text:style-name="P25">age</text:p>
          </table:table-cell>
          <table:table-cell table:style-name="Table5.A1" office:value-type="string">
            <text:p text:style-name="P25">28</text:p>
          </table:table-cell>
        </table:table-row>
      </table:table>
      <text:p text:style-name="P5"/>
      <text:p text:style-name="P15">Ans:</text:p>
      <text:p text:style-name="P15">employees:</text:p>
      <text:p text:style-name="P15"><text:s text:c="2"/>- name: john</text:p>
      <text:p text:style-name="P15"><text:s text:c="4"/>gender: male</text:p>
      <text:p text:style-name="P15"><text:s text:c="4"/>age: 24</text:p>
      <text:p text:style-name="P15"><text:s text:c="2"/>- name: sarah</text:p>
      <text:p text:style-name="P15"><text:s text:c="4"/>gender: female</text:p>
      <text:p text:style-name="P15"><text:s text:c="4"/>age: 28</text:p>
      <text:p text:style-name="P8"/>
      <text:p text:style-name="P32"><text:span text:style-name="T15">13. </text:span><text:span text:style-name="T11">We have updated the </text:span><text:span text:style-name="Source_20_Text"><text:span text:style-name="T11">/home/bob/playbooks/practice.yaml</text:span></text:span><text:span text:style-name="T11"> file to add some more details. Now add the pay information. Remember, while </text:span><text:span text:style-name="Source_20_Text"><text:span text:style-name="T11">address</text:span></text:span><text:span text:style-name="T11"> is a dictionary, </text:span><text:span text:style-name="Source_20_Text"><text:span text:style-name="T11">payslips</text:span></text:span><text:span text:style-name="T11"> is an array of </text:span><text:span text:style-name="Source_20_Text"><text:span text:style-name="T11">month</text:span></text:span><text:span text:style-name="T11"> and </text:span><text:span text:style-name="Source_20_Text"><text:span text:style-name="T11">amount</text:span></text:span><text:span text:style-name="T11">.</text:span></text:p>
      <text:p text:style-name="Text_20_body"><text:span text:style-name="Source_20_Text"><text:span text:style-name="T11">payslips</text:span></text:span></text:p>
      <table:table table:name="Table6" table:style-name="Table6">
        <table:table-column table:style-name="Table6.A"/>
        <table:table-column table:style-name="Table6.B"/>
        <table:table-row table:style-name="TableLine94490556243088">
          <table:table-cell table:style-name="Table6.A1" office:value-type="string">
            <text:p text:style-name="P29">month</text:p>
          </table:table-cell>
          <table:table-cell table:style-name="Table6.A1" office:value-type="string">
            <text:p text:style-name="P29">amount</text:p>
          </table:table-cell>
        </table:table-row>
        <table:table-row table:style-name="TableLine94490742167152">
          <table:table-cell table:style-name="Table6.A1" office:value-type="string">
            <text:p text:style-name="P26">june</text:p>
          </table:table-cell>
          <table:table-cell table:style-name="Table6.A1" office:value-type="string">
            <text:p text:style-name="P26">1400</text:p>
          </table:table-cell>
        </table:table-row>
        <table:table-row table:style-name="TableLine94490556142448">
          <table:table-cell table:style-name="Table6.A1" office:value-type="string">
            <text:p text:style-name="P26">july</text:p>
          </table:table-cell>
          <table:table-cell table:style-name="Table6.A1" office:value-type="string">
            <text:p text:style-name="P26">2400</text:p>
          </table:table-cell>
        </table:table-row>
        <table:table-row table:style-name="TableLine94490742181088">
          <table:table-cell table:style-name="Table6.A1" office:value-type="string">
            <text:p text:style-name="P26">august</text:p>
          </table:table-cell>
          <table:table-cell table:style-name="Table6.A1" office:value-type="string">
            <text:p text:style-name="P26">3400</text:p>
          </table:table-cell>
        </table:table-row>
      </table:table>
      <text:p text:style-name="P4"/>
      <text:p text:style-name="P16"><text:soft-page-break/>Ans:</text:p>
      <text:p text:style-name="P16">employee:</text:p>
      <text:p text:style-name="P16"><text:s text:c="2"/>name: john</text:p>
      <text:p text:style-name="P16"><text:s text:c="2"/>gender: male</text:p>
      <text:p text:style-name="P16"><text:s text:c="2"/>age: 24</text:p>
      <text:p text:style-name="P16"><text:s text:c="2"/>address:</text:p>
      <text:p text:style-name="P16"><text:s text:c="4"/>city: 'edison'</text:p>
      <text:p text:style-name="P16"><text:s text:c="4"/>state: 'new jersey'</text:p>
      <text:p text:style-name="P16"><text:s text:c="4"/>country: 'united states'</text:p>
      <text:p text:style-name="P16"><text:s text:c="2"/>payslips:</text:p>
      <text:p text:style-name="P16"><text:s text:c="3"/>- month: june</text:p>
      <text:p text:style-name="P16"><text:s text:c="5"/>amount: 1400</text:p>
      <text:p text:style-name="P16"><text:s text:c="3"/>- month: july</text:p>
      <text:p text:style-name="P16"><text:s text:c="5"/>amount: 2400</text:p>
      <text:p text:style-name="P16"><text:s text:c="3"/>- month: august</text:p>
      <text:p text:style-name="P16"><text:s text:c="5"/>amount: 3400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3T15:57:12.445179403</meta:creation-date>
    <dc:date>2024-03-24T01:39:46.838008118</dc:date>
    <meta:editing-duration>PT45M14S</meta:editing-duration>
    <meta:editing-cycles>23</meta:editing-cycles>
    <meta:generator>LibreOffice/6.4.7.2$Linux_X86_64 LibreOffice_project/40$Build-2</meta:generator>
    <meta:document-statistic meta:table-count="6" meta:image-count="0" meta:object-count="0" meta:page-count="6" meta:paragraph-count="136" meta:word-count="516" meta:character-count="3222" meta:non-whitespace-character-count="2713"/>
  </office:meta>
</office:document-meta>
</file>